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iage CDSS</text:h>
      <text:p text:style-name="Text_20_body">Programming Project</text:p>
      <text:p text:style-name="Text_20_body"><text:tab/>Find Easiest Triage System</text:p>
      <text:p text:style-name="Text_20_body"><text:tab/>Implement in Terminal, GUI, Touchscreen</text:p>
      <text:p text:style-name="Text_20_body"><text:tab/>SQL database</text:p>
      <text:p text:style-name="Text_20_body"><text:tab/>Add Another Triage System</text:p>
      <text:p text:style-name="Text_20_body"/>
      <text:p text:style-name="Text_20_body">Literature Review</text:p>
      <text:p text:style-name="Text_20_body"><text:tab/>History of Triage</text:p>
      <text:p text:style-name="Text_20_body"><text:tab/>Purpose of Triage</text:p>
      <text:p text:style-name="Text_20_body"><text:tab/>Modern Triage Systems</text:p>
      <text:p text:style-name="Text_20_body"><text:tab/>Studying Triage Systems</text:p>
      <text:p text:style-name="Text_20_body"/>
      <text:p text:style-name="Text_20_body">Considerations for Computerisation</text:p>
      <text:p text:style-name="Text_20_body"><text:tab/>User Interface</text:p>
      <text:p text:style-name="Text_20_body"><text:tab/><text:tab/>Simple Yes/No &gt; Specific Details &gt; Integrate with Hardware</text:p>
      <text:p text:style-name="Text_20_body"><text:tab/><text:tab/>Touchscreen</text:p>
      <text:p text:style-name="Text_20_body"><text:tab/>?Integrate Several Triage Systems</text:p>
      <text:p text:style-name="Text_20_body"><text:tab/><text:tab/>Easiest First</text:p>
      <text:p text:style-name="Text_20_body"><text:tab/>Storage </text:p>
      <text:p text:style-name="Text_20_body"><text:tab/><text:tab/>Once-Off with documentation guidelines &gt; Printout &gt; Storage of details </text:p>
      <text:p text:style-name="Text_20_body"><text:tab/>Integration</text:p>
      <text:p text:style-name="Text_20_body"><text:tab/><text:tab/>Standalone &gt; Integrate into EPR &gt; Expand to ED worklist</text:p>
      <text:p text:style-name="Text_20_body"><text:tab/>Audit Tool</text:p>
      <text:p text:style-name="Text_20_body"><text:tab/><text:tab/>Time to be Seen</text:p>
      <text:p text:style-name="Text_20_body"><text:tab/><text:tab/>Interobserver Agreement</text:p>
      <text:p text:style-name="Text_20_body"/>
      <text:p text:style-name="Text_20_body">Platform</text:p>
      <text:p text:style-name="Text_20_body"><text:tab/>Web</text:p>
      <text:p text:style-name="Text_20_body"><text:tab/>Phone</text:p>
      <text:p text:style-name="Text_20_body"><text:tab/>Desk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4H30M56S</meta:editing-duration>
    <meta:editing-cycles>6</meta:editing-cycles>
    <meta:generator>OpenOffice.org/3.1$Win32 OpenOffice.org_project/310m19$Build-9420</meta:generator>
    <dc:date>2010-10-18T14:10:45.12</dc:date>
    <dc:creator>Paul Webster</dc:creator>
    <meta:document-statistic meta:table-count="0" meta:image-count="0" meta:object-count="0" meta:page-count="1" meta:paragraph-count="28" meta:word-count="88" meta:character-count="636"/>
    <meta:user-defined meta:name="Info 1"/>
    <meta:user-defined meta:name="Info 2"/>
    <meta:user-defined meta:name="Info 3"/>
    <meta:user-defined meta:name="Info 4"/>
  </office:meta>
</office:document-meta>
</file>